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ded_ab_reactions (3)d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antiCD20_stoich</text:p>
          </table:table-cell>
          <table:table-cell table:style-name="ce1" office:value-type="string" calcext:value-type="string">
            <text:p>antiCD20_coef</text:p>
          </table:table-cell>
          <table:table-cell table:style-name="ce1" office:value-type="string" calcext:value-type="string">
            <text:p>antiCD20_MW</text:p>
          </table:table-cell>
          <table:table-cell table:style-name="ce1" office:value-type="string" calcext:value-type="string">
            <text:p>iggM1_stoich</text:p>
          </table:table-cell>
          <table:table-cell table:style-name="ce1" office:value-type="string" calcext:value-type="string">
            <text:p>iggM1_coef</text:p>
          </table:table-cell>
          <table:table-cell table:style-name="ce1" office:value-type="string" calcext:value-type="string">
            <text:p>iggM1_MW</text:p>
          </table:table-cell>
          <table:table-cell table:style-name="ce1" office:value-type="string" calcext:value-type="string">
            <text:p>iggM2_stoich</text:p>
          </table:table-cell>
          <table:table-cell table:style-name="ce1" office:value-type="string" calcext:value-type="string">
            <text:p>iggM2_coef</text:p>
          </table:table-cell>
          <table:table-cell table:style-name="ce1" office:value-type="string" calcext:value-type="string">
            <text:p>iggM2_MW</text:p>
          </table:table-cell>
          <table:table-cell table:style-name="ce1" office:value-type="string" calcext:value-type="string">
            <text:p>iggM3_stoich</text:p>
          </table:table-cell>
          <table:table-cell table:style-name="ce1" office:value-type="string" calcext:value-type="string">
            <text:p>iggM3_coef</text:p>
          </table:table-cell>
          <table:table-cell table:style-name="ce1" office:value-type="string" calcext:value-type="string">
            <text:p>iggM3_MW</text:p>
          </table:table-cell>
          <table:table-cell table:style-name="ce1" office:value-type="string" calcext:value-type="string">
            <text:p>mAb_stoich</text:p>
          </table:table-cell>
          <table:table-cell table:style-name="ce1" office:value-type="string" calcext:value-type="string">
            <text:p>mAb_coef</text:p>
          </table:table-cell>
          <table:table-cell table:style-name="ce1" office:value-type="string" calcext:value-type="string">
            <text:p>mAb_MW</text:p>
          </table:table-cell>
          <table:table-cell table:style-name="ce1" office:value-type="string" calcext:value-type="string">
            <text:p>mAb2_stoich</text:p>
          </table:table-cell>
          <table:table-cell table:style-name="ce1" office:value-type="string" calcext:value-type="string">
            <text:p>mAb2_coef</text:p>
          </table:table-cell>
          <table:table-cell table:style-name="ce1" office:value-type="string" calcext:value-type="string">
            <text:p>mAb2_MW</text:p>
          </table:table-cell>
          <table:table-cell table:style-name="ce2" office:value-type="string" calcext:value-type="string">
            <text:p>herceptin_subunit_stoich</text:p>
          </table:table-cell>
          <table:table-cell table:style-name="ce2" office:value-type="string" calcext:value-type="string">
            <text:p>herceptin_subunit_coef</text:p>
          </table:table-cell>
          <table:table-cell table:style-name="ce3" office:value-type="string" calcext:value-type="string">
            <text:p>Igg_final_subunit_stoich</text:p>
          </table:table-cell>
          <table:table-cell table:style-name="ce1" office:value-type="string" calcext:value-type="string">
            <text:p>Igg_final_subunit_coef</text:p>
          </table:table-cell>
        </table:table-row>
        <table:table-row table:style-name="ro1">
          <table:table-cell office:value-type="string" calcext:value-type="string">
            <text:p>M_ala__L_c</text:p>
          </table:table-cell>
          <table:table-cell office:value-type="float" office:value="89.09318" calcext:value-type="float">
            <text:p>89,09318</text:p>
          </table:table-cell>
          <table:table-cell office:value-type="float" office:value="0.059" calcext:value-type="float">
            <text:p>0,059</text:p>
          </table:table-cell>
          <table:table-cell office:value-type="float" office:value="-0.059" calcext:value-type="float">
            <text:p>-0,059</text:p>
          </table:table-cell>
          <table:table-cell office:value-type="float" office:value="5.25649762" calcext:value-type="float">
            <text:p>5,25649762</text:p>
          </table:table-cell>
          <table:table-cell office:value-type="float" office:value="484.6" calcext:value-type="float">
            <text:p>484,6</text:p>
          </table:table-cell>
          <table:table-cell office:value-type="float" office:value="-484.6" calcext:value-type="float">
            <text:p>-484,6</text:p>
          </table:table-cell>
          <table:table-cell office:value-type="float" office:value="43174.555028" calcext:value-type="float">
            <text:p>43174,555028</text:p>
          </table:table-cell>
          <table:table-cell office:value-type="float" office:value="503.5" calcext:value-type="float">
            <text:p>503,5</text:p>
          </table:table-cell>
          <table:table-cell office:value-type="float" office:value="-503.5" calcext:value-type="float">
            <text:p>-503,5</text:p>
          </table:table-cell>
          <table:table-cell office:value-type="float" office:value="44858.41613" calcext:value-type="float">
            <text:p>44858,41613</text:p>
          </table:table-cell>
          <table:table-cell office:value-type="float" office:value="504" calcext:value-type="float">
            <text:p>504</text:p>
          </table:table-cell>
          <table:table-cell office:value-type="float" office:value="-504" calcext:value-type="float">
            <text:p>-504</text:p>
          </table:table-cell>
          <table:table-cell office:value-type="float" office:value="44902.96272" calcext:value-type="float">
            <text:p>44902,96272</text:p>
          </table:table-cell>
          <table:table-cell office:value-type="float" office:value="610.6" calcext:value-type="float">
            <text:p>610,6</text:p>
          </table:table-cell>
          <table:table-cell office:value-type="float" office:value="-610.6" calcext:value-type="float">
            <text:p>-610,6</text:p>
          </table:table-cell>
          <table:table-cell office:value-type="float" office:value="54400.295708" calcext:value-type="float">
            <text:p>54400,295708</text:p>
          </table:table-cell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 office:value-type="float" office:value="3385.54084" calcext:value-type="float">
            <text:p>3385,54084</text:p>
          </table:table-cell>
          <table:table-cell office:value-type="float" office:value="37" calcext:value-type="float">
            <text:p>37</text:p>
          </table:table-cell>
          <table:table-cell office:value-type="float" office:value="-37" calcext:value-type="float">
            <text:p>-37</text:p>
          </table:table-cell>
          <table:table-cell office:value-type="float" office:value="39" calcext:value-type="float">
            <text:p>3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M_arg__L_c</text:p>
          </table:table-cell>
          <table:table-cell office:value-type="float" office:value="175.2089" calcext:value-type="float">
            <text:p>175,2089</text:p>
          </table:table-cell>
          <table:table-cell office:value-type="float" office:value="0.023" calcext:value-type="float">
            <text:p>0,023</text:p>
          </table:table-cell>
          <table:table-cell office:value-type="float" office:value="-0.023" calcext:value-type="float">
            <text:p>-0,023</text:p>
          </table:table-cell>
          <table:table-cell office:value-type="float" office:value="4.0298047" calcext:value-type="float">
            <text:p>4,0298047</text:p>
          </table:table-cell>
          <table:table-cell office:value-type="float" office:value="196" calcext:value-type="float">
            <text:p>196</text:p>
          </table:table-cell>
          <table:table-cell office:value-type="float" office:value="-196" calcext:value-type="float">
            <text:p>-196</text:p>
          </table:table-cell>
          <table:table-cell office:value-type="float" office:value="34340.9444" calcext:value-type="float">
            <text:p>34340,9444</text:p>
          </table:table-cell>
          <table:table-cell office:value-type="float" office:value="290.3" calcext:value-type="float">
            <text:p>290,3</text:p>
          </table:table-cell>
          <table:table-cell office:value-type="float" office:value="-290.3" calcext:value-type="float">
            <text:p>-290,3</text:p>
          </table:table-cell>
          <table:table-cell office:value-type="float" office:value="50863.14367" calcext:value-type="float">
            <text:p>50863,14367</text:p>
          </table:table-cell>
          <table:table-cell office:value-type="float" office:value="210.9" calcext:value-type="float">
            <text:p>210,9</text:p>
          </table:table-cell>
          <table:table-cell office:value-type="float" office:value="-210.9" calcext:value-type="float">
            <text:p>-210,9</text:p>
          </table:table-cell>
          <table:table-cell office:value-type="float" office:value="36951.55701" calcext:value-type="float">
            <text:p>36951,55701</text:p>
          </table:table-cell>
          <table:table-cell office:value-type="float" office:value="213.6" calcext:value-type="float">
            <text:p>213,6</text:p>
          </table:table-cell>
          <table:table-cell office:value-type="float" office:value="-213.6" calcext:value-type="float">
            <text:p>-213,6</text:p>
          </table:table-cell>
          <table:table-cell office:value-type="float" office:value="37424.62104" calcext:value-type="float">
            <text:p>37424,6210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3504.178" calcext:value-type="float">
            <text:p>3504,178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M_asn__L_c</text:p>
          </table:table-cell>
          <table:table-cell office:value-type="float" office:value="132.11792" calcext:value-type="float">
            <text:p>132,11792</text:p>
          </table:table-cell>
          <table:table-cell office:value-type="float" office:value="0.045" calcext:value-type="float">
            <text:p>0,045</text:p>
          </table:table-cell>
          <table:table-cell office:value-type="float" office:value="-0.045" calcext:value-type="float">
            <text:p>-0,045</text:p>
          </table:table-cell>
          <table:table-cell office:value-type="float" office:value="5.9453064" calcext:value-type="float">
            <text:p>5,9453064</text:p>
          </table:table-cell>
          <table:table-cell office:value-type="float" office:value="309.1" calcext:value-type="float">
            <text:p>309,1</text:p>
          </table:table-cell>
          <table:table-cell office:value-type="float" office:value="-309.1" calcext:value-type="float">
            <text:p>-309,1</text:p>
          </table:table-cell>
          <table:table-cell office:value-type="float" office:value="40837.649072" calcext:value-type="float">
            <text:p>40837,649072</text:p>
          </table:table-cell>
          <table:table-cell office:value-type="float" office:value="325.7" calcext:value-type="float">
            <text:p>325,7</text:p>
          </table:table-cell>
          <table:table-cell office:value-type="float" office:value="-325.7" calcext:value-type="float">
            <text:p>-325,7</text:p>
          </table:table-cell>
          <table:table-cell office:value-type="float" office:value="43030.806544" calcext:value-type="float">
            <text:p>43030,806544</text:p>
          </table:table-cell>
          <table:table-cell office:value-type="float" office:value="298.8" calcext:value-type="float">
            <text:p>298,8</text:p>
          </table:table-cell>
          <table:table-cell office:value-type="float" office:value="-298.8" calcext:value-type="float">
            <text:p>-298,8</text:p>
          </table:table-cell>
          <table:table-cell office:value-type="float" office:value="39476.834496" calcext:value-type="float">
            <text:p>39476,834496</text:p>
          </table:table-cell>
          <table:table-cell office:value-type="float" office:value="249.8" calcext:value-type="float">
            <text:p>249,8</text:p>
          </table:table-cell>
          <table:table-cell office:value-type="float" office:value="-249.8" calcext:value-type="float">
            <text:p>-249,8</text:p>
          </table:table-cell>
          <table:table-cell office:value-type="float" office:value="33003.056416" calcext:value-type="float">
            <text:p>33003,056416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3170.83008" calcext:value-type="float">
            <text:p>3170,83008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M_asp__L_c</text:p>
          </table:table-cell>
          <table:table-cell office:value-type="float" office:value="132.09474" calcext:value-type="float">
            <text:p>132,09474</text:p>
          </table:table-cell>
          <table:table-cell office:value-type="float" office:value="0.037" calcext:value-type="float">
            <text:p>0,037</text:p>
          </table:table-cell>
          <table:table-cell office:value-type="float" office:value="-0.037" calcext:value-type="float">
            <text:p>-0,037</text:p>
          </table:table-cell>
          <table:table-cell office:value-type="float" office:value="4.88750538" calcext:value-type="float">
            <text:p>4,88750538</text:p>
          </table:table-cell>
          <table:table-cell office:value-type="float" office:value="368.9" calcext:value-type="float">
            <text:p>368,9</text:p>
          </table:table-cell>
          <table:table-cell office:value-type="float" office:value="-368.9" calcext:value-type="float">
            <text:p>-368,9</text:p>
          </table:table-cell>
          <table:table-cell office:value-type="float" office:value="48729.749586" calcext:value-type="float">
            <text:p>48729,749586</text:p>
          </table:table-cell>
          <table:table-cell office:value-type="float" office:value="386.2" calcext:value-type="float">
            <text:p>386,2</text:p>
          </table:table-cell>
          <table:table-cell office:value-type="float" office:value="-386.2" calcext:value-type="float">
            <text:p>-386,2</text:p>
          </table:table-cell>
          <table:table-cell office:value-type="float" office:value="51014.988588" calcext:value-type="float">
            <text:p>51014,988588</text:p>
          </table:table-cell>
          <table:table-cell office:value-type="float" office:value="372.5" calcext:value-type="float">
            <text:p>372,5</text:p>
          </table:table-cell>
          <table:table-cell office:value-type="float" office:value="-372.5" calcext:value-type="float">
            <text:p>-372,5</text:p>
          </table:table-cell>
          <table:table-cell office:value-type="float" office:value="49205.29065" calcext:value-type="float">
            <text:p>49205,29065</text:p>
          </table:table-cell>
          <table:table-cell office:value-type="float" office:value="323.1" calcext:value-type="float">
            <text:p>323,1</text:p>
          </table:table-cell>
          <table:table-cell office:value-type="float" office:value="-323.1" calcext:value-type="float">
            <text:p>-323,1</text:p>
          </table:table-cell>
          <table:table-cell office:value-type="float" office:value="42679.810494" calcext:value-type="float">
            <text:p>42679,810494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3434.46324" calcext:value-type="float">
            <text:p>3434,46324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M_cys__L_c</text:p>
          </table:table-cell>
          <table:table-cell office:value-type="float" office:value="121.15818" calcext:value-type="float">
            <text:p>121,15818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25" calcext:value-type="float">
            <text:p>-0,025</text:p>
          </table:table-cell>
          <table:table-cell office:value-type="float" office:value="3.0289545" calcext:value-type="float">
            <text:p>3,0289545</text:p>
          </table:table-cell>
          <table:table-cell office:value-type="float" office:value="220.2" calcext:value-type="float">
            <text:p>220,2</text:p>
          </table:table-cell>
          <table:table-cell office:value-type="float" office:value="-220.2" calcext:value-type="float">
            <text:p>-220,2</text:p>
          </table:table-cell>
          <table:table-cell office:value-type="float" office:value="26679.031236" calcext:value-type="float">
            <text:p>26679,031236</text:p>
          </table:table-cell>
          <table:table-cell office:value-type="float" office:value="250.2" calcext:value-type="float">
            <text:p>250,2</text:p>
          </table:table-cell>
          <table:table-cell office:value-type="float" office:value="-250.2" calcext:value-type="float">
            <text:p>-250,2</text:p>
          </table:table-cell>
          <table:table-cell office:value-type="float" office:value="30313.776636" calcext:value-type="float">
            <text:p>30313,776636</text:p>
          </table:table-cell>
          <table:table-cell office:value-type="float" office:value="222.4" calcext:value-type="float">
            <text:p>222,4</text:p>
          </table:table-cell>
          <table:table-cell office:value-type="float" office:value="-222.4" calcext:value-type="float">
            <text:p>-222,4</text:p>
          </table:table-cell>
          <table:table-cell office:value-type="float" office:value="26945.579232" calcext:value-type="float">
            <text:p>26945,579232</text:p>
          </table:table-cell>
          <table:table-cell office:value-type="float" office:value="212.9" calcext:value-type="float">
            <text:p>212,9</text:p>
          </table:table-cell>
          <table:table-cell office:value-type="float" office:value="-212.9" calcext:value-type="float">
            <text:p>-212,9</text:p>
          </table:table-cell>
          <table:table-cell office:value-type="float" office:value="25794.576522" calcext:value-type="float">
            <text:p>25794,576522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2180.84724" calcext:value-type="float">
            <text:p>2180,84724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M_gln__L_c</text:p>
          </table:table-cell>
          <table:table-cell office:value-type="float" office:value="146.1445" calcext:value-type="float">
            <text:p>146,1445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5.84578" calcext:value-type="float">
            <text:p>5,84578</text:p>
          </table:table-cell>
          <table:table-cell office:value-type="float" office:value="441" calcext:value-type="float">
            <text:p>441</text:p>
          </table:table-cell>
          <table:table-cell office:value-type="float" office:value="-441" calcext:value-type="float">
            <text:p>-441</text:p>
          </table:table-cell>
          <table:table-cell office:value-type="float" office:value="64449.7245" calcext:value-type="float">
            <text:p>64449,7245</text:p>
          </table:table-cell>
          <table:table-cell office:value-type="float" office:value="418.4" calcext:value-type="float">
            <text:p>418,4</text:p>
          </table:table-cell>
          <table:table-cell office:value-type="float" office:value="-418.4" calcext:value-type="float">
            <text:p>-418,4</text:p>
          </table:table-cell>
          <table:table-cell office:value-type="float" office:value="61146.8588" calcext:value-type="float">
            <text:p>61146,8588</text:p>
          </table:table-cell>
          <table:table-cell office:value-type="float" office:value="485.7" calcext:value-type="float">
            <text:p>485,7</text:p>
          </table:table-cell>
          <table:table-cell office:value-type="float" office:value="-485.7" calcext:value-type="float">
            <text:p>-485,7</text:p>
          </table:table-cell>
          <table:table-cell office:value-type="float" office:value="70982.38365" calcext:value-type="float">
            <text:p>70982,38365</text:p>
          </table:table-cell>
          <table:table-cell office:value-type="float" office:value="333.2" calcext:value-type="float">
            <text:p>333,2</text:p>
          </table:table-cell>
          <table:table-cell office:value-type="float" office:value="-333.2" calcext:value-type="float">
            <text:p>-333,2</text:p>
          </table:table-cell>
          <table:table-cell office:value-type="float" office:value="48695.3474" calcext:value-type="float">
            <text:p>48695,347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4384.335" calcext:value-type="float">
            <text:p>4384,335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M_glu__L_c</text:p>
          </table:table-cell>
          <table:table-cell office:value-type="float" office:value="146.12132" calcext:value-type="float">
            <text:p>146,12132</text:p>
          </table:table-cell>
          <table:table-cell office:value-type="float" office:value="0.052" calcext:value-type="float">
            <text:p>0,052</text:p>
          </table:table-cell>
          <table:table-cell office:value-type="float" office:value="-0.052" calcext:value-type="float">
            <text:p>-0,052</text:p>
          </table:table-cell>
          <table:table-cell office:value-type="float" office:value="7.59830864" calcext:value-type="float">
            <text:p>7,59830864</text:p>
          </table:table-cell>
          <table:table-cell office:value-type="float" office:value="427.2" calcext:value-type="float">
            <text:p>427,2</text:p>
          </table:table-cell>
          <table:table-cell office:value-type="float" office:value="-427.2" calcext:value-type="float">
            <text:p>-427,2</text:p>
          </table:table-cell>
          <table:table-cell office:value-type="float" office:value="62423.027904" calcext:value-type="float">
            <text:p>62423,027904</text:p>
          </table:table-cell>
          <table:table-cell office:value-type="float" office:value="444.9" calcext:value-type="float">
            <text:p>444,9</text:p>
          </table:table-cell>
          <table:table-cell office:value-type="float" office:value="-444.9" calcext:value-type="float">
            <text:p>-444,9</text:p>
          </table:table-cell>
          <table:table-cell office:value-type="float" office:value="65009.375268" calcext:value-type="float">
            <text:p>65009,375268</text:p>
          </table:table-cell>
          <table:table-cell office:value-type="float" office:value="458.1" calcext:value-type="float">
            <text:p>458,1</text:p>
          </table:table-cell>
          <table:table-cell office:value-type="float" office:value="-458.1" calcext:value-type="float">
            <text:p>-458,1</text:p>
          </table:table-cell>
          <table:table-cell office:value-type="float" office:value="66938.176692" calcext:value-type="float">
            <text:p>66938,176692</text:p>
          </table:table-cell>
          <table:table-cell office:value-type="float" office:value="331" calcext:value-type="float">
            <text:p>331</text:p>
          </table:table-cell>
          <table:table-cell office:value-type="float" office:value="-331" calcext:value-type="float">
            <text:p>-331</text:p>
          </table:table-cell>
          <table:table-cell office:value-type="float" office:value="48366.15692" calcext:value-type="float">
            <text:p>48366,15692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4822.00356" calcext:value-type="float">
            <text:p>4822,00356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M_gly_c</text:p>
          </table:table-cell>
          <table:table-cell office:value-type="float" office:value="75.0666" calcext:value-type="float">
            <text:p>75,0666</text:p>
          </table:table-cell>
          <table:table-cell office:value-type="float" office:value="0.066" calcext:value-type="float">
            <text:p>0,066</text:p>
          </table:table-cell>
          <table:table-cell office:value-type="float" office:value="-0.066" calcext:value-type="float">
            <text:p>-0,066</text:p>
          </table:table-cell>
          <table:table-cell office:value-type="float" office:value="4.9543956" calcext:value-type="float">
            <text:p>4,9543956</text:p>
          </table:table-cell>
          <table:table-cell office:value-type="float" office:value="647.7" calcext:value-type="float">
            <text:p>647,7</text:p>
          </table:table-cell>
          <table:table-cell office:value-type="float" office:value="-647.7" calcext:value-type="float">
            <text:p>-647,7</text:p>
          </table:table-cell>
          <table:table-cell office:value-type="float" office:value="48620.63682" calcext:value-type="float">
            <text:p>48620,63682</text:p>
          </table:table-cell>
          <table:table-cell office:value-type="float" office:value="653.1" calcext:value-type="float">
            <text:p>653,1</text:p>
          </table:table-cell>
          <table:table-cell office:value-type="float" office:value="-653.1" calcext:value-type="float">
            <text:p>-653,1</text:p>
          </table:table-cell>
          <table:table-cell office:value-type="float" office:value="49025.99646" calcext:value-type="float">
            <text:p>49025,99646</text:p>
          </table:table-cell>
          <table:table-cell office:value-type="float" office:value="684.9" calcext:value-type="float">
            <text:p>684,9</text:p>
          </table:table-cell>
          <table:table-cell office:value-type="float" office:value="-684.9" calcext:value-type="float">
            <text:p>-684,9</text:p>
          </table:table-cell>
          <table:table-cell office:value-type="float" office:value="51413.11434" calcext:value-type="float">
            <text:p>51413,11434</text:p>
          </table:table-cell>
          <table:table-cell office:value-type="float" office:value="859.2" calcext:value-type="float">
            <text:p>859,2</text:p>
          </table:table-cell>
          <table:table-cell office:value-type="float" office:value="-859.2" calcext:value-type="float">
            <text:p>-859,2</text:p>
          </table:table-cell>
          <table:table-cell office:value-type="float" office:value="64497.22272" calcext:value-type="float">
            <text:p>64497,22272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3453.0636" calcext:value-type="float">
            <text:p>3453,0636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M_his__L_c</text:p>
          </table:table-cell>
          <table:table-cell office:value-type="float" office:value="155.15456" calcext:value-type="float">
            <text:p>155,15456</text:p>
          </table:table-cell>
          <table:table-cell office:value-type="float" office:value="0.023" calcext:value-type="float">
            <text:p>0,023</text:p>
          </table:table-cell>
          <table:table-cell office:value-type="float" office:value="-0.023" calcext:value-type="float">
            <text:p>-0,023</text:p>
          </table:table-cell>
          <table:table-cell office:value-type="float" office:value="3.56855488" calcext:value-type="float">
            <text:p>3,56855488</text:p>
          </table:table-cell>
          <table:table-cell office:value-type="float" office:value="145.8" calcext:value-type="float">
            <text:p>145,8</text:p>
          </table:table-cell>
          <table:table-cell office:value-type="float" office:value="-145.8" calcext:value-type="float">
            <text:p>-145,8</text:p>
          </table:table-cell>
          <table:table-cell office:value-type="float" office:value="22621.534848" calcext:value-type="float">
            <text:p>22621,534848</text:p>
          </table:table-cell>
          <table:table-cell office:value-type="float" office:value="160.6" calcext:value-type="float">
            <text:p>160,6</text:p>
          </table:table-cell>
          <table:table-cell office:value-type="float" office:value="-160.6" calcext:value-type="float">
            <text:p>-160,6</text:p>
          </table:table-cell>
          <table:table-cell office:value-type="float" office:value="24917.822336" calcext:value-type="float">
            <text:p>24917,822336</text:p>
          </table:table-cell>
          <table:table-cell office:value-type="float" office:value="120.4" calcext:value-type="float">
            <text:p>120,4</text:p>
          </table:table-cell>
          <table:table-cell office:value-type="float" office:value="-120.4" calcext:value-type="float">
            <text:p>-120,4</text:p>
          </table:table-cell>
          <table:table-cell office:value-type="float" office:value="18680.609024" calcext:value-type="float">
            <text:p>18680,609024</text:p>
          </table:table-cell>
          <table:table-cell office:value-type="float" office:value="110.9" calcext:value-type="float">
            <text:p>110,9</text:p>
          </table:table-cell>
          <table:table-cell office:value-type="float" office:value="-110.9" calcext:value-type="float">
            <text:p>-110,9</text:p>
          </table:table-cell>
          <table:table-cell office:value-type="float" office:value="17206.640704" calcext:value-type="float">
            <text:p>17206,640704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2172.16384" calcext:value-type="float">
            <text:p>2172,16384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M_ile__L_c</text:p>
          </table:table-cell>
          <table:table-cell office:value-type="float" office:value="131.17292" calcext:value-type="float">
            <text:p>131,17292</text:p>
          </table:table-cell>
          <table:table-cell office:value-type="float" office:value="0.033" calcext:value-type="float">
            <text:p>0,033</text:p>
          </table:table-cell>
          <table:table-cell office:value-type="float" office:value="-0.033" calcext:value-type="float">
            <text:p>-0,033</text:p>
          </table:table-cell>
          <table:table-cell office:value-type="float" office:value="4.32870636" calcext:value-type="float">
            <text:p>4,32870636</text:p>
          </table:table-cell>
          <table:table-cell office:value-type="float" office:value="258.1" calcext:value-type="float">
            <text:p>258,1</text:p>
          </table:table-cell>
          <table:table-cell office:value-type="float" office:value="-258.1" calcext:value-type="float">
            <text:p>-258,1</text:p>
          </table:table-cell>
          <table:table-cell office:value-type="float" office:value="33855.730652" calcext:value-type="float">
            <text:p>33855,730652</text:p>
          </table:table-cell>
          <table:table-cell office:value-type="float" office:value="205.8" calcext:value-type="float">
            <text:p>205,8</text:p>
          </table:table-cell>
          <table:table-cell office:value-type="float" office:value="-205.8" calcext:value-type="float">
            <text:p>-205,8</text:p>
          </table:table-cell>
          <table:table-cell office:value-type="float" office:value="26995.386936" calcext:value-type="float">
            <text:p>26995,386936</text:p>
          </table:table-cell>
          <table:table-cell office:value-type="float" office:value="206" calcext:value-type="float">
            <text:p>206</text:p>
          </table:table-cell>
          <table:table-cell office:value-type="float" office:value="-206" calcext:value-type="float">
            <text:p>-206</text:p>
          </table:table-cell>
          <table:table-cell office:value-type="float" office:value="27021.62152" calcext:value-type="float">
            <text:p>27021,62152</text:p>
          </table:table-cell>
          <table:table-cell office:value-type="float" office:value="141.8" calcext:value-type="float">
            <text:p>141,8</text:p>
          </table:table-cell>
          <table:table-cell office:value-type="float" office:value="-141.8" calcext:value-type="float">
            <text:p>-141,8</text:p>
          </table:table-cell>
          <table:table-cell office:value-type="float" office:value="18600.320056" calcext:value-type="float">
            <text:p>18600,320056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967.5938" calcext:value-type="float">
            <text:p>1967,5938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M_leu__L_c</text:p>
          </table:table-cell>
          <table:table-cell office:value-type="float" office:value="131.17292" calcext:value-type="float">
            <text:p>131,17292</text:p>
          </table:table-cell>
          <table:table-cell office:value-type="float" office:value="0.063" calcext:value-type="float">
            <text:p>0,063</text:p>
          </table:table-cell>
          <table:table-cell office:value-type="float" office:value="-0.063" calcext:value-type="float">
            <text:p>-0,063</text:p>
          </table:table-cell>
          <table:table-cell office:value-type="float" office:value="8.26389396" calcext:value-type="float">
            <text:p>8,26389396</text:p>
          </table:table-cell>
          <table:table-cell office:value-type="float" office:value="666.1" calcext:value-type="float">
            <text:p>666,1</text:p>
          </table:table-cell>
          <table:table-cell office:value-type="float" office:value="-666.1" calcext:value-type="float">
            <text:p>-666,1</text:p>
          </table:table-cell>
          <table:table-cell office:value-type="float" office:value="87374.282012" calcext:value-type="float">
            <text:p>87374,282012</text:p>
          </table:table-cell>
          <table:table-cell office:value-type="float" office:value="658.5" calcext:value-type="float">
            <text:p>658,5</text:p>
          </table:table-cell>
          <table:table-cell office:value-type="float" office:value="-658.5" calcext:value-type="float">
            <text:p>-658,5</text:p>
          </table:table-cell>
          <table:table-cell office:value-type="float" office:value="86377.36782" calcext:value-type="float">
            <text:p>86377,36782</text:p>
          </table:table-cell>
          <table:table-cell office:value-type="float" office:value="658.4" calcext:value-type="float">
            <text:p>658,4</text:p>
          </table:table-cell>
          <table:table-cell office:value-type="float" office:value="-658.4" calcext:value-type="float">
            <text:p>-658,4</text:p>
          </table:table-cell>
          <table:table-cell office:value-type="float" office:value="86364.250528" calcext:value-type="float">
            <text:p>86364,250528</text:p>
          </table:table-cell>
          <table:table-cell office:value-type="float" office:value="568" calcext:value-type="float">
            <text:p>568</text:p>
          </table:table-cell>
          <table:table-cell office:value-type="float" office:value="-568" calcext:value-type="float">
            <text:p>-568</text:p>
          </table:table-cell>
          <table:table-cell office:value-type="float" office:value="74506.21856" calcext:value-type="float">
            <text:p>74506,21856</text:p>
          </table:table-cell>
          <table:table-cell office:value-type="float" office:value="55" calcext:value-type="float">
            <text:p>55</text:p>
          </table:table-cell>
          <table:table-cell office:value-type="float" office:value="-55" calcext:value-type="float">
            <text:p>-55</text:p>
          </table:table-cell>
          <table:table-cell office:value-type="float" office:value="7214.5106" calcext:value-type="float">
            <text:p>7214,5106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M_lys__L_c</text:p>
          </table:table-cell>
          <table:table-cell office:value-type="float" office:value="147.1955" calcext:value-type="float">
            <text:p>147,1955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61" calcext:value-type="float">
            <text:p>-0,061</text:p>
          </table:table-cell>
          <table:table-cell office:value-type="float" office:value="8.9789255" calcext:value-type="float">
            <text:p>8,9789255</text:p>
          </table:table-cell>
          <table:table-cell office:value-type="float" office:value="641.8" calcext:value-type="float">
            <text:p>641,8</text:p>
          </table:table-cell>
          <table:table-cell office:value-type="float" office:value="-641.8" calcext:value-type="float">
            <text:p>-641,8</text:p>
          </table:table-cell>
          <table:table-cell office:value-type="float" office:value="94470.0719" calcext:value-type="float">
            <text:p>94470,0719</text:p>
          </table:table-cell>
          <table:table-cell office:value-type="float" office:value="539.8" calcext:value-type="float">
            <text:p>539,8</text:p>
          </table:table-cell>
          <table:table-cell office:value-type="float" office:value="-539.8" calcext:value-type="float">
            <text:p>-539,8</text:p>
          </table:table-cell>
          <table:table-cell office:value-type="float" office:value="79456.1309" calcext:value-type="float">
            <text:p>79456,1309</text:p>
          </table:table-cell>
          <table:table-cell office:value-type="float" office:value="593.8" calcext:value-type="float">
            <text:p>593,8</text:p>
          </table:table-cell>
          <table:table-cell office:value-type="float" office:value="-593.8" calcext:value-type="float">
            <text:p>-593,8</text:p>
          </table:table-cell>
          <table:table-cell office:value-type="float" office:value="87404.6879" calcext:value-type="float">
            <text:p>87404,6879</text:p>
          </table:table-cell>
          <table:table-cell office:value-type="float" office:value="411.8" calcext:value-type="float">
            <text:p>411,8</text:p>
          </table:table-cell>
          <table:table-cell office:value-type="float" office:value="-411.8" calcext:value-type="float">
            <text:p>-411,8</text:p>
          </table:table-cell>
          <table:table-cell office:value-type="float" office:value="60615.1069" calcext:value-type="float">
            <text:p>60615,1069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6918.1885" calcext:value-type="float">
            <text:p>6918,1885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M_met__L_c</text:p>
          </table:table-cell>
          <table:table-cell office:value-type="float" office:value="149.21134" calcext:value-type="float">
            <text:p>149,21134</text:p>
          </table:table-cell>
          <table:table-cell office:value-type="float" office:value="0.013" calcext:value-type="float">
            <text:p>0,013</text:p>
          </table:table-cell>
          <table:table-cell office:value-type="float" office:value="-0.013" calcext:value-type="float">
            <text:p>-0,013</text:p>
          </table:table-cell>
          <table:table-cell office:value-type="float" office:value="1.93974742" calcext:value-type="float">
            <text:p>1,93974742</text:p>
          </table:table-cell>
          <table:table-cell office:value-type="float" office:value="79.98" calcext:value-type="float">
            <text:p>79,98</text:p>
          </table:table-cell>
          <table:table-cell office:value-type="float" office:value="-79.98" calcext:value-type="float">
            <text:p>-79,98</text:p>
          </table:table-cell>
          <table:table-cell office:value-type="float" office:value="11933.9229732" calcext:value-type="float">
            <text:p>11933,9229732</text:p>
          </table:table-cell>
          <table:table-cell office:value-type="float" office:value="94.27" calcext:value-type="float">
            <text:p>94,27</text:p>
          </table:table-cell>
          <table:table-cell office:value-type="float" office:value="-94.27" calcext:value-type="float">
            <text:p>-94,27</text:p>
          </table:table-cell>
          <table:table-cell office:value-type="float" office:value="14066.1530218" calcext:value-type="float">
            <text:p>14066,1530218</text:p>
          </table:table-cell>
          <table:table-cell office:value-type="float" office:value="107.8" calcext:value-type="float">
            <text:p>107,8</text:p>
          </table:table-cell>
          <table:table-cell office:value-type="float" office:value="-107.8" calcext:value-type="float">
            <text:p>-107,8</text:p>
          </table:table-cell>
          <table:table-cell office:value-type="float" office:value="16084.982452" calcext:value-type="float">
            <text:p>16084,982452</text:p>
          </table:table-cell>
          <table:table-cell office:value-type="float" office:value="95.84" calcext:value-type="float">
            <text:p>95,84</text:p>
          </table:table-cell>
          <table:table-cell office:value-type="float" office:value="-95.84" calcext:value-type="float">
            <text:p>-95,84</text:p>
          </table:table-cell>
          <table:table-cell office:value-type="float" office:value="14300.4148256" calcext:value-type="float">
            <text:p>14300,414825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93.69072" calcext:value-type="float">
            <text:p>1193,6907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M_phe__L_c</text:p>
          </table:table-cell>
          <table:table-cell office:value-type="float" office:value="165.18914" calcext:value-type="float">
            <text:p>165,18914</text:p>
          </table:table-cell>
          <table:table-cell office:value-type="float" office:value="0.042" calcext:value-type="float">
            <text:p>0,042</text:p>
          </table:table-cell>
          <table:table-cell office:value-type="float" office:value="-0.042" calcext:value-type="float">
            <text:p>-0,042</text:p>
          </table:table-cell>
          <table:table-cell office:value-type="float" office:value="6.93794388" calcext:value-type="float">
            <text:p>6,93794388</text:p>
          </table:table-cell>
          <table:table-cell office:value-type="float" office:value="276.1" calcext:value-type="float">
            <text:p>276,1</text:p>
          </table:table-cell>
          <table:table-cell office:value-type="float" office:value="-276.1" calcext:value-type="float">
            <text:p>-276,1</text:p>
          </table:table-cell>
          <table:table-cell office:value-type="float" office:value="45608.721554" calcext:value-type="float">
            <text:p>45608,721554</text:p>
          </table:table-cell>
          <table:table-cell office:value-type="float" office:value="345.3" calcext:value-type="float">
            <text:p>345,3</text:p>
          </table:table-cell>
          <table:table-cell office:value-type="float" office:value="-345.3" calcext:value-type="float">
            <text:p>-345,3</text:p>
          </table:table-cell>
          <table:table-cell office:value-type="float" office:value="57039.810042" calcext:value-type="float">
            <text:p>57039,810042</text:p>
          </table:table-cell>
          <table:table-cell office:value-type="float" office:value="305.2" calcext:value-type="float">
            <text:p>305,2</text:p>
          </table:table-cell>
          <table:table-cell office:value-type="float" office:value="-305.2" calcext:value-type="float">
            <text:p>-305,2</text:p>
          </table:table-cell>
          <table:table-cell office:value-type="float" office:value="50415.725528" calcext:value-type="float">
            <text:p>50415,725528</text:p>
          </table:table-cell>
          <table:table-cell office:value-type="float" office:value="234.3" calcext:value-type="float">
            <text:p>234,3</text:p>
          </table:table-cell>
          <table:table-cell office:value-type="float" office:value="-234.3" calcext:value-type="float">
            <text:p>-234,3</text:p>
          </table:table-cell>
          <table:table-cell office:value-type="float" office:value="38703.815502" calcext:value-type="float">
            <text:p>38703,81550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3468.97194" calcext:value-type="float">
            <text:p>3468,97194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M_pro__L_c</text:p>
          </table:table-cell>
          <table:table-cell office:value-type="float" office:value="115.13046" calcext:value-type="float">
            <text:p>115,13046</text:p>
          </table:table-cell>
          <table:table-cell office:value-type="float" office:value="0.072" calcext:value-type="float">
            <text:p>0,072</text:p>
          </table:table-cell>
          <table:table-cell office:value-type="float" office:value="-0.072" calcext:value-type="float">
            <text:p>-0,072</text:p>
          </table:table-cell>
          <table:table-cell office:value-type="float" office:value="8.28939312" calcext:value-type="float">
            <text:p>8,28939312</text:p>
          </table:table-cell>
          <table:table-cell office:value-type="float" office:value="667" calcext:value-type="float">
            <text:p>667</text:p>
          </table:table-cell>
          <table:table-cell office:value-type="float" office:value="-667" calcext:value-type="float">
            <text:p>-667</text:p>
          </table:table-cell>
          <table:table-cell office:value-type="float" office:value="76792.01682" calcext:value-type="float">
            <text:p>76792,01682</text:p>
          </table:table-cell>
          <table:table-cell office:value-type="float" office:value="617.5" calcext:value-type="float">
            <text:p>617,5</text:p>
          </table:table-cell>
          <table:table-cell office:value-type="float" office:value="-617.5" calcext:value-type="float">
            <text:p>-617,5</text:p>
          </table:table-cell>
          <table:table-cell office:value-type="float" office:value="71093.05905" calcext:value-type="float">
            <text:p>71093,05905</text:p>
          </table:table-cell>
          <table:table-cell office:value-type="float" office:value="617.7" calcext:value-type="float">
            <text:p>617,7</text:p>
          </table:table-cell>
          <table:table-cell office:value-type="float" office:value="-617.7" calcext:value-type="float">
            <text:p>-617,7</text:p>
          </table:table-cell>
          <table:table-cell office:value-type="float" office:value="71116.085142" calcext:value-type="float">
            <text:p>71116,085142</text:p>
          </table:table-cell>
          <table:table-cell office:value-type="float" office:value="597.6" calcext:value-type="float">
            <text:p>597,6</text:p>
          </table:table-cell>
          <table:table-cell office:value-type="float" office:value="-597.6" calcext:value-type="float">
            <text:p>-597,6</text:p>
          </table:table-cell>
          <table:table-cell office:value-type="float" office:value="68801.962896" calcext:value-type="float">
            <text:p>68801,962896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5526.26208" calcext:value-type="float">
            <text:p>5526,26208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M_ser__L_c</text:p>
          </table:table-cell>
          <table:table-cell office:value-type="float" office:value="105.09258" calcext:value-type="float">
            <text:p>105,09258</text:p>
          </table:table-cell>
          <table:table-cell office:value-type="float" office:value="0.011" calcext:value-type="float">
            <text:p>0,011</text:p>
          </table:table-cell>
          <table:table-cell office:value-type="float" office:value="-0.011" calcext:value-type="float">
            <text:p>-0,011</text:p>
          </table:table-cell>
          <table:table-cell office:value-type="float" office:value="1.15601838" calcext:value-type="float">
            <text:p>1,15601838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 office:value-type="float" office:value="136620.354" calcext:value-type="float">
            <text:p>136620,354</text:p>
          </table:table-cell>
          <table:table-cell office:value-type="float" office:value="1285" calcext:value-type="float">
            <text:p>1285</text:p>
          </table:table-cell>
          <table:table-cell office:value-type="float" office:value="-1285" calcext:value-type="float">
            <text:p>-1285</text:p>
          </table:table-cell>
          <table:table-cell office:value-type="float" office:value="135043.9653" calcext:value-type="float">
            <text:p>135043,9653</text:p>
          </table:table-cell>
          <table:table-cell office:value-type="float" office:value="1299" calcext:value-type="float">
            <text:p>1299</text:p>
          </table:table-cell>
          <table:table-cell office:value-type="float" office:value="-1299" calcext:value-type="float">
            <text:p>-1299</text:p>
          </table:table-cell>
          <table:table-cell office:value-type="float" office:value="136515.26142" calcext:value-type="float">
            <text:p>136515,26142</text:p>
          </table:table-cell>
          <table:table-cell office:value-type="float" office:value="1118" calcext:value-type="float">
            <text:p>1118</text:p>
          </table:table-cell>
          <table:table-cell office:value-type="float" office:value="-1118" calcext:value-type="float">
            <text:p>-1118</text:p>
          </table:table-cell>
          <table:table-cell office:value-type="float" office:value="117493.50444" calcext:value-type="float">
            <text:p>117493,5044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9458.3322" calcext:value-type="float">
            <text:p>9458,3322</text:p>
          </table:table-cell>
          <table:table-cell office:value-type="float" office:value="81" calcext:value-type="float">
            <text:p>81</text:p>
          </table:table-cell>
          <table:table-cell office:value-type="float" office:value="-81" calcext:value-type="float">
            <text:p>-81</text:p>
          </table:table-cell>
          <table:table-cell office:value-type="float" office:value="88" calcext:value-type="float">
            <text:p>8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M_thr__L_c</text:p>
          </table:table-cell>
          <table:table-cell office:value-type="float" office:value="119.11916" calcext:value-type="float">
            <text:p>119,11916</text:p>
          </table:table-cell>
          <table:table-cell office:value-type="float" office:value="0.106" calcext:value-type="float">
            <text:p>0,106</text:p>
          </table:table-cell>
          <table:table-cell office:value-type="float" office:value="-0.106" calcext:value-type="float">
            <text:p>-0,106</text:p>
          </table:table-cell>
          <table:table-cell office:value-type="float" office:value="12.62663096" calcext:value-type="float">
            <text:p>12,62663096</text:p>
          </table:table-cell>
          <table:table-cell office:value-type="float" office:value="689.9" calcext:value-type="float">
            <text:p>689,9</text:p>
          </table:table-cell>
          <table:table-cell office:value-type="float" office:value="-689.9" calcext:value-type="float">
            <text:p>-689,9</text:p>
          </table:table-cell>
          <table:table-cell office:value-type="float" office:value="82180.308484" calcext:value-type="float">
            <text:p>82180,308484</text:p>
          </table:table-cell>
          <table:table-cell office:value-type="float" office:value="683.1" calcext:value-type="float">
            <text:p>683,1</text:p>
          </table:table-cell>
          <table:table-cell office:value-type="float" office:value="-683.1" calcext:value-type="float">
            <text:p>-683,1</text:p>
          </table:table-cell>
          <table:table-cell office:value-type="float" office:value="81370.298196" calcext:value-type="float">
            <text:p>81370,298196</text:p>
          </table:table-cell>
          <table:table-cell office:value-type="float" office:value="710.6" calcext:value-type="float">
            <text:p>710,6</text:p>
          </table:table-cell>
          <table:table-cell office:value-type="float" office:value="-710.6" calcext:value-type="float">
            <text:p>-710,6</text:p>
          </table:table-cell>
          <table:table-cell office:value-type="float" office:value="84646.075096" calcext:value-type="float">
            <text:p>84646,075096</text:p>
          </table:table-cell>
          <table:table-cell office:value-type="float" office:value="709.4" calcext:value-type="float">
            <text:p>709,4</text:p>
          </table:table-cell>
          <table:table-cell office:value-type="float" office:value="-709.4" calcext:value-type="float">
            <text:p>-709,4</text:p>
          </table:table-cell>
          <table:table-cell office:value-type="float" office:value="84503.132104" calcext:value-type="float">
            <text:p>84503,132104</text:p>
          </table:table-cell>
          <table:table-cell office:value-type="float" office:value="55" calcext:value-type="float">
            <text:p>55</text:p>
          </table:table-cell>
          <table:table-cell office:value-type="float" office:value="-55" calcext:value-type="float">
            <text:p>-55</text:p>
          </table:table-cell>
          <table:table-cell office:value-type="float" office:value="6551.5538" calcext:value-type="float">
            <text:p>6551,5538</text:p>
          </table:table-cell>
          <table:table-cell office:value-type="float" office:value="55" calcext:value-type="float">
            <text:p>55</text:p>
          </table:table-cell>
          <table:table-cell office:value-type="float" office:value="-55" calcext:value-type="float">
            <text:p>-55</text:p>
          </table:table-cell>
          <table:table-cell office:value-type="float" office:value="55" calcext:value-type="float">
            <text:p>5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M_trp__L_c</text:p>
          </table:table-cell>
          <table:table-cell office:value-type="float" office:value="204.22518" calcext:value-type="float">
            <text:p>204,22518</text:p>
          </table:table-cell>
          <table:table-cell office:value-type="float" office:value="0.022" calcext:value-type="float">
            <text:p>0,022</text:p>
          </table:table-cell>
          <table:table-cell office:value-type="float" office:value="-0.022" calcext:value-type="float">
            <text:p>-0,022</text:p>
          </table:table-cell>
          <table:table-cell office:value-type="float" office:value="4.49295396" calcext:value-type="float">
            <text:p>4,49295396</text:p>
          </table:table-cell>
          <table:table-cell office:value-type="float" office:value="154.4" calcext:value-type="float">
            <text:p>154,4</text:p>
          </table:table-cell>
          <table:table-cell office:value-type="float" office:value="-154.4" calcext:value-type="float">
            <text:p>-154,4</text:p>
          </table:table-cell>
          <table:table-cell office:value-type="float" office:value="31532.367792" calcext:value-type="float">
            <text:p>31532,367792</text:p>
          </table:table-cell>
          <table:table-cell office:value-type="float" office:value="143" calcext:value-type="float">
            <text:p>143</text:p>
          </table:table-cell>
          <table:table-cell office:value-type="float" office:value="-143" calcext:value-type="float">
            <text:p>-143</text:p>
          </table:table-cell>
          <table:table-cell office:value-type="float" office:value="29204.20074" calcext:value-type="float">
            <text:p>29204,20074</text:p>
          </table:table-cell>
          <table:table-cell office:value-type="float" office:value="155.9" calcext:value-type="float">
            <text:p>155,9</text:p>
          </table:table-cell>
          <table:table-cell office:value-type="float" office:value="-155.9" calcext:value-type="float">
            <text:p>-155,9</text:p>
          </table:table-cell>
          <table:table-cell office:value-type="float" office:value="31838.705562" calcext:value-type="float">
            <text:p>31838,705562</text:p>
          </table:table-cell>
          <table:table-cell office:value-type="float" office:value="105.3" calcext:value-type="float">
            <text:p>105,3</text:p>
          </table:table-cell>
          <table:table-cell office:value-type="float" office:value="-105.3" calcext:value-type="float">
            <text:p>-105,3</text:p>
          </table:table-cell>
          <table:table-cell office:value-type="float" office:value="21504.911454" calcext:value-type="float">
            <text:p>21504,911454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2654.92734" calcext:value-type="float">
            <text:p>2654,92734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M_tyr__L_c</text:p>
          </table:table-cell>
          <table:table-cell office:value-type="float" office:value="181.18854" calcext:value-type="float">
            <text:p>181,18854</text:p>
          </table:table-cell>
          <table:table-cell office:value-type="float" office:value="0.029" calcext:value-type="float">
            <text:p>0,029</text:p>
          </table:table-cell>
          <table:table-cell office:value-type="float" office:value="-0.029" calcext:value-type="float">
            <text:p>-0,029</text:p>
          </table:table-cell>
          <table:table-cell office:value-type="float" office:value="5.25446766" calcext:value-type="float">
            <text:p>5,25446766</text:p>
          </table:table-cell>
          <table:table-cell office:value-type="float" office:value="403.3" calcext:value-type="float">
            <text:p>403,3</text:p>
          </table:table-cell>
          <table:table-cell office:value-type="float" office:value="-403.3" calcext:value-type="float">
            <text:p>-403,3</text:p>
          </table:table-cell>
          <table:table-cell office:value-type="float" office:value="73073.338182" calcext:value-type="float">
            <text:p>73073,338182</text:p>
          </table:table-cell>
          <table:table-cell office:value-type="float" office:value="367.8" calcext:value-type="float">
            <text:p>367,8</text:p>
          </table:table-cell>
          <table:table-cell office:value-type="float" office:value="-367.8" calcext:value-type="float">
            <text:p>-367,8</text:p>
          </table:table-cell>
          <table:table-cell office:value-type="float" office:value="66641.145012" calcext:value-type="float">
            <text:p>66641,145012</text:p>
          </table:table-cell>
          <table:table-cell office:value-type="float" office:value="406.9" calcext:value-type="float">
            <text:p>406,9</text:p>
          </table:table-cell>
          <table:table-cell office:value-type="float" office:value="-406.9" calcext:value-type="float">
            <text:p>-406,9</text:p>
          </table:table-cell>
          <table:table-cell office:value-type="float" office:value="73725.616926" calcext:value-type="float">
            <text:p>73725,616926</text:p>
          </table:table-cell>
          <table:table-cell office:value-type="float" office:value="221.3" calcext:value-type="float">
            <text:p>221,3</text:p>
          </table:table-cell>
          <table:table-cell office:value-type="float" office:value="-221.3" calcext:value-type="float">
            <text:p>-221,3</text:p>
          </table:table-cell>
          <table:table-cell office:value-type="float" office:value="40097.023902" calcext:value-type="float">
            <text:p>40097,023902</text:p>
          </table:table-cell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 office:value-type="float" office:value="6160.41036" calcext:value-type="float">
            <text:p>6160,41036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M_val__L_c</text:p>
          </table:table-cell>
          <table:table-cell office:value-type="float" office:value="117.14634" calcext:value-type="float">
            <text:p>117,14634</text:p>
          </table:table-cell>
          <table:table-cell office:value-type="float" office:value="0.086" calcext:value-type="float">
            <text:p>0,086</text:p>
          </table:table-cell>
          <table:table-cell office:value-type="float" office:value="-0.086" calcext:value-type="float">
            <text:p>-0,086</text:p>
          </table:table-cell>
          <table:table-cell office:value-type="float" office:value="10.07458524" calcext:value-type="float">
            <text:p>10,07458524</text:p>
          </table:table-cell>
          <table:table-cell office:value-type="float" office:value="844.5" calcext:value-type="float">
            <text:p>844,5</text:p>
          </table:table-cell>
          <table:table-cell office:value-type="float" office:value="-844.5" calcext:value-type="float">
            <text:p>-844,5</text:p>
          </table:table-cell>
          <table:table-cell office:value-type="float" office:value="98930.08413" calcext:value-type="float">
            <text:p>98930,08413</text:p>
          </table:table-cell>
          <table:table-cell office:value-type="float" office:value="853.6" calcext:value-type="float">
            <text:p>853,6</text:p>
          </table:table-cell>
          <table:table-cell office:value-type="float" office:value="-853.6" calcext:value-type="float">
            <text:p>-853,6</text:p>
          </table:table-cell>
          <table:table-cell office:value-type="float" office:value="99996.115824" calcext:value-type="float">
            <text:p>99996,115824</text:p>
          </table:table-cell>
          <table:table-cell office:value-type="float" office:value="797" calcext:value-type="float">
            <text:p>797</text:p>
          </table:table-cell>
          <table:table-cell office:value-type="float" office:value="-797" calcext:value-type="float">
            <text:p>-797</text:p>
          </table:table-cell>
          <table:table-cell office:value-type="float" office:value="93365.63298" calcext:value-type="float">
            <text:p>93365,63298</text:p>
          </table:table-cell>
          <table:table-cell office:value-type="float" office:value="758" calcext:value-type="float">
            <text:p>758</text:p>
          </table:table-cell>
          <table:table-cell office:value-type="float" office:value="-758" calcext:value-type="float">
            <text:p>-758</text:p>
          </table:table-cell>
          <table:table-cell office:value-type="float" office:value="88796.92572" calcext:value-type="float">
            <text:p>88796,92572</text:p>
          </table:table-cell>
          <table:table-cell office:value-type="float" office:value="67" calcext:value-type="float">
            <text:p>67</text:p>
          </table:table-cell>
          <table:table-cell office:value-type="float" office:value="-67" calcext:value-type="float">
            <text:p>-67</text:p>
          </table:table-cell>
          <table:table-cell office:value-type="float" office:value="7848.80478" calcext:value-type="float">
            <text:p>7848,80478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office:value-type="float" office:value="59" calcext:value-type="float">
            <text:p>59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M_atp_c</text:p>
          </table:table-cell>
          <table:table-cell office:value-type="float" office:value="503.149263" calcext:value-type="float">
            <text:p>503,149263</text:p>
          </table:table-cell>
          <table:table-cell office:value-type="float" office:value="1.185848" calcext:value-type="float">
            <text:p>1,185848</text:p>
          </table:table-cell>
          <table:table-cell office:value-type="float" office:value="-1.185848" calcext:value-type="float">
            <text:p>-1,185848</text:p>
          </table:table-cell>
          <table:table-cell office:value-type="float" office:value="596.658547230024" calcext:value-type="float">
            <text:p>596,658547230024</text:p>
          </table:table-cell>
          <table:table-cell office:value-type="float" office:value="12043.51408" calcext:value-type="float">
            <text:p>12043,51408</text:p>
          </table:table-cell>
          <table:table-cell office:value-type="float" office:value="-12043.51408" calcext:value-type="float">
            <text:p>-12043,51408</text:p>
          </table:table-cell>
          <table:table-cell office:value-type="float" office:value="6059685.23328212" calcext:value-type="float">
            <text:p>6059685,23328212</text:p>
          </table:table-cell>
          <table:table-cell office:value-type="float" office:value="12049.90042" calcext:value-type="float">
            <text:p>12049,90042</text:p>
          </table:table-cell>
          <table:table-cell office:value-type="float" office:value="-12049.90042" calcext:value-type="float">
            <text:p>-12049,90042</text:p>
          </table:table-cell>
          <table:table-cell office:value-type="float" office:value="6062898.51554639" calcext:value-type="float">
            <text:p>6062898,51554639</text:p>
          </table:table-cell>
          <table:table-cell office:value-type="float" office:value="12036.096" calcext:value-type="float">
            <text:p>12036,096</text:p>
          </table:table-cell>
          <table:table-cell office:value-type="float" office:value="-12036.096" calcext:value-type="float">
            <text:p>-12036,096</text:p>
          </table:table-cell>
          <table:table-cell office:value-type="float" office:value="6055952.83179725" calcext:value-type="float">
            <text:p>6055952,83179725</text:p>
          </table:table-cell>
          <table:table-cell office:value-type="float" office:value="10716.56584" calcext:value-type="float">
            <text:p>10716,56584</text:p>
          </table:table-cell>
          <table:table-cell office:value-type="float" office:value="-10716.56584" calcext:value-type="float">
            <text:p>-10716,56584</text:p>
          </table:table-cell>
          <table:table-cell office:value-type="float" office:value="5392032.20428698" calcext:value-type="float">
            <text:p>5392032,20428698</text:p>
          </table:table-cell>
          <table:table-cell office:value-type="float" office:value="916.812" calcext:value-type="float">
            <text:p>916,812</text:p>
          </table:table-cell>
          <table:table-cell office:value-type="float" office:value="-916.812" calcext:value-type="float">
            <text:p>-916,812</text:p>
          </table:table-cell>
          <table:table-cell office:value-type="float" office:value="461293.282109556" calcext:value-type="float">
            <text:p>461293,282109556</text:p>
          </table:table-cell>
          <table:table-cell office:value-type="float" office:value="868.49" calcext:value-type="float">
            <text:p>868,49</text:p>
          </table:table-cell>
          <table:table-cell office:value-type="float" office:value="-868.49" calcext:value-type="float">
            <text:p>-868,49</text:p>
          </table:table-cell>
          <table:table-cell office:value-type="float" office:value="666" calcext:value-type="float">
            <text:p>666</text:p>
          </table:table-cell>
          <table:table-cell office:value-type="float" office:value="-666" calcext:value-type="float">
            <text:p>-666</text:p>
          </table:table-cell>
        </table:table-row>
        <table:table-row table:style-name="ro1">
          <table:table-cell office:value-type="string" calcext:value-type="string">
            <text:p>M_gtp_c</text:p>
          </table:table-cell>
          <table:table-cell office:value-type="float" office:value="519.148663" calcext:value-type="float">
            <text:p>519,148663</text:p>
          </table:table-cell>
          <table:table-cell office:value-type="float" office:value="1.816" calcext:value-type="float">
            <text:p>1,816</text:p>
          </table:table-cell>
          <table:table-cell office:value-type="float" office:value="-1.816" calcext:value-type="float">
            <text:p>-1,816</text:p>
          </table:table-cell>
          <table:table-cell office:value-type="float" office:value="942.773972008" calcext:value-type="float">
            <text:p>942,773972008</text:p>
          </table:table-cell>
          <table:table-cell office:value-type="float" office:value="18443.36" calcext:value-type="float">
            <text:p>18443,36</text:p>
          </table:table-cell>
          <table:table-cell office:value-type="float" office:value="-18443.36" calcext:value-type="float">
            <text:p>-18443,36</text:p>
          </table:table-cell>
          <table:table-cell office:value-type="float" office:value="9574845.68522768" calcext:value-type="float">
            <text:p>9574845,68522768</text:p>
          </table:table-cell>
          <table:table-cell office:value-type="float" office:value="18453.14" calcext:value-type="float">
            <text:p>18453,14</text:p>
          </table:table-cell>
          <table:table-cell office:value-type="float" office:value="-18453.14" calcext:value-type="float">
            <text:p>-18453,14</text:p>
          </table:table-cell>
          <table:table-cell office:value-type="float" office:value="9579922.95915182" calcext:value-type="float">
            <text:p>9579922,95915182</text:p>
          </table:table-cell>
          <table:table-cell office:value-type="float" office:value="18432" calcext:value-type="float">
            <text:p>18432</text:p>
          </table:table-cell>
          <table:table-cell office:value-type="float" office:value="-18432" calcext:value-type="float">
            <text:p>-18432</text:p>
          </table:table-cell>
          <table:table-cell office:value-type="float" office:value="9568948.156416" calcext:value-type="float">
            <text:p>9568948,156416</text:p>
          </table:table-cell>
          <table:table-cell office:value-type="float" office:value="16411.28" calcext:value-type="float">
            <text:p>16411,28</text:p>
          </table:table-cell>
          <table:table-cell office:value-type="float" office:value="-16411.28" calcext:value-type="float">
            <text:p>-16411,28</text:p>
          </table:table-cell>
          <table:table-cell office:value-type="float" office:value="8519894.07011864" calcext:value-type="float">
            <text:p>8519894,07011864</text:p>
          </table:table-cell>
          <table:table-cell office:value-type="float" office:value="1404" calcext:value-type="float">
            <text:p>1404</text:p>
          </table:table-cell>
          <table:table-cell office:value-type="float" office:value="-1404" calcext:value-type="float">
            <text:p>-1404</text:p>
          </table:table-cell>
          <table:table-cell office:value-type="float" office:value="728884.722852" calcext:value-type="float">
            <text:p>728884,722852</text:p>
          </table:table-cell>
          <table:table-cell office:value-type="float" office:value="1330" calcext:value-type="float">
            <text:p>1330</text:p>
          </table:table-cell>
          <table:table-cell office:value-type="float" office:value="-1330" calcext:value-type="float">
            <text:p>-1330</text:p>
          </table:table-cell>
          <table:table-cell office:value-type="float" office:value="1324" calcext:value-type="float">
            <text:p>132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string" calcext:value-type="string">
            <text:p>M_h2o_c</text:p>
          </table:table-cell>
          <table:table-cell office:value-type="float" office:value="18.01528" calcext:value-type="float">
            <text:p>18,01528</text:p>
          </table:table-cell>
          <table:table-cell office:value-type="float" office:value="2.093848" calcext:value-type="float">
            <text:p>2,093848</text:p>
          </table:table-cell>
          <table:table-cell office:value-type="float" office:value="-2.093848" calcext:value-type="float">
            <text:p>-2,093848</text:p>
          </table:table-cell>
          <table:table-cell office:value-type="float" office:value="37.72125799744" calcext:value-type="float">
            <text:p>37,72125799744</text:p>
          </table:table-cell>
          <table:table-cell office:value-type="float" office:value="21265.19408" calcext:value-type="float">
            <text:p>21265,19408</text:p>
          </table:table-cell>
          <table:table-cell office:value-type="float" office:value="-21265.19408" calcext:value-type="float">
            <text:p>-21265,19408</text:p>
          </table:table-cell>
          <table:table-cell office:value-type="float" office:value="383098.425605542" calcext:value-type="float">
            <text:p>383098,425605542</text:p>
          </table:table-cell>
          <table:table-cell office:value-type="float" office:value="21276.47042" calcext:value-type="float">
            <text:p>21276,47042</text:p>
          </table:table-cell>
          <table:table-cell office:value-type="float" office:value="-21276.47042" calcext:value-type="float">
            <text:p>-21276,47042</text:p>
          </table:table-cell>
          <table:table-cell office:value-type="float" office:value="383301.572028018" calcext:value-type="float">
            <text:p>383301,572028018</text:p>
          </table:table-cell>
          <table:table-cell office:value-type="float" office:value="21252.096" calcext:value-type="float">
            <text:p>21252,096</text:p>
          </table:table-cell>
          <table:table-cell office:value-type="float" office:value="-21252.096" calcext:value-type="float">
            <text:p>-21252,096</text:p>
          </table:table-cell>
          <table:table-cell office:value-type="float" office:value="382862.46002688" calcext:value-type="float">
            <text:p>382862,46002688</text:p>
          </table:table-cell>
          <table:table-cell office:value-type="float" office:value="18922.20584" calcext:value-type="float">
            <text:p>18922,20584</text:p>
          </table:table-cell>
          <table:table-cell office:value-type="float" office:value="-18922.20584" calcext:value-type="float">
            <text:p>-18922,20584</text:p>
          </table:table-cell>
          <table:table-cell office:value-type="float" office:value="340888.836425235" calcext:value-type="float">
            <text:p>340888,836425235</text:p>
          </table:table-cell>
          <table:table-cell office:value-type="float" office:value="1618.812" calcext:value-type="float">
            <text:p>1618,812</text:p>
          </table:table-cell>
          <table:table-cell office:value-type="float" office:value="-1618.812" calcext:value-type="float">
            <text:p>-1618,812</text:p>
          </table:table-cell>
          <table:table-cell office:value-type="float" office:value="29163.35144736" calcext:value-type="float">
            <text:p>29163,35144736</text:p>
          </table:table-cell>
          <table:table-cell office:value-type="float" office:value="1533.49" calcext:value-type="float">
            <text:p>1533,49</text:p>
          </table:table-cell>
          <table:table-cell office:value-type="float" office:value="-1533.49" calcext:value-type="float">
            <text:p>-1533,49</text:p>
          </table:table-cell>
          <table:table-cell office:value-type="float" office:value="1326" calcext:value-type="float">
            <text:p>1326</text:p>
          </table:table-cell>
          <table:table-cell office:value-type="float" office:value="-1326" calcext:value-type="float">
            <text:p>-1326</text:p>
          </table:table-cell>
        </table:table-row>
        <table:table-row table:style-name="ro1">
          <table:table-cell office:value-type="string" calcext:value-type="string">
            <text:p>M_amp_c</text:p>
          </table:table-cell>
          <table:table-cell office:value-type="float" office:value="345.205341" calcext:value-type="float">
            <text:p>345,20534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313.446449628" calcext:value-type="float">
            <text:p>313,446449628</text:p>
          </table:table-cell>
          <table:table-cell table:number-columns-repeated="2" office:value-type="float" office:value="9221.68" calcext:value-type="float">
            <text:p>9221,68</text:p>
          </table:table-cell>
          <table:table-cell office:value-type="float" office:value="3183373.18899288" calcext:value-type="float">
            <text:p>3183373,18899288</text:p>
          </table:table-cell>
          <table:table-cell table:number-columns-repeated="2" office:value-type="float" office:value="9226.57" calcext:value-type="float">
            <text:p>9226,57</text:p>
          </table:table-cell>
          <table:table-cell office:value-type="float" office:value="3185061.24311037" calcext:value-type="float">
            <text:p>3185061,24311037</text:p>
          </table:table-cell>
          <table:table-cell table:number-columns-repeated="2" office:value-type="float" office:value="9216" calcext:value-type="float">
            <text:p>9216</text:p>
          </table:table-cell>
          <table:table-cell office:value-type="float" office:value="3181412.422656" calcext:value-type="float">
            <text:p>3181412,422656</text:p>
          </table:table-cell>
          <table:table-cell table:number-columns-repeated="2" office:value-type="float" office:value="8205.64" calcext:value-type="float">
            <text:p>8205,64</text:p>
          </table:table-cell>
          <table:table-cell office:value-type="float" office:value="2832630.75432324" calcext:value-type="float">
            <text:p>2832630,75432324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242334.149382" calcext:value-type="float">
            <text:p>242334,149382</text:p>
          </table:table-cell>
          <table:table-cell table:number-columns-repeated="2" office:value-type="float" office:value="665" calcext:value-type="float">
            <text:p>665</text:p>
          </table:table-cell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M_adp_c</text:p>
          </table:table-cell>
          <table:table-cell office:value-type="float" office:value="424.177302" calcext:value-type="float">
            <text:p>424,177302</text:p>
          </table:table-cell>
          <table:table-cell table:number-columns-repeated="2" office:value-type="float" office:value="0.277848" calcext:value-type="float">
            <text:p>0,277848</text:p>
          </table:table-cell>
          <table:table-cell office:value-type="float" office:value="117.856815006096" calcext:value-type="float">
            <text:p>117,856815006096</text:p>
          </table:table-cell>
          <table:table-cell table:number-columns-repeated="2" office:value-type="float" office:value="2821.83408" calcext:value-type="float">
            <text:p>2821,83408</text:p>
          </table:table-cell>
          <table:table-cell office:value-type="float" office:value="1196957.96674605" calcext:value-type="float">
            <text:p>1196957,96674605</text:p>
          </table:table-cell>
          <table:table-cell table:number-columns-repeated="2" office:value-type="float" office:value="2823.33042" calcext:value-type="float">
            <text:p>2823,33042</text:p>
          </table:table-cell>
          <table:table-cell office:value-type="float" office:value="1197592.68021013" calcext:value-type="float">
            <text:p>1197592,68021013</text:p>
          </table:table-cell>
          <table:table-cell table:number-columns-repeated="2" office:value-type="float" office:value="2820.096" calcext:value-type="float">
            <text:p>2820,096</text:p>
          </table:table-cell>
          <table:table-cell office:value-type="float" office:value="1196220.71266099" calcext:value-type="float">
            <text:p>1196220,71266099</text:p>
          </table:table-cell>
          <table:table-cell table:number-columns-repeated="2" office:value-type="float" office:value="2510.92584" calcext:value-type="float">
            <text:p>2510,92584</text:p>
          </table:table-cell>
          <table:table-cell office:value-type="float" office:value="1065077.74833328" calcext:value-type="float">
            <text:p>1065077,74833328</text:p>
          </table:table-cell>
          <table:table-cell table:number-columns-repeated="2" office:value-type="float" office:value="214.812" calcext:value-type="float">
            <text:p>214,812</text:p>
          </table:table-cell>
          <table:table-cell office:value-type="float" office:value="91118.374597224" calcext:value-type="float">
            <text:p>91118,374597224</text:p>
          </table:table-cell>
          <table:table-cell table:number-columns-repeated="2" office:value-type="float" office:value="203.49" calcext:value-type="float">
            <text:p>203,4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_gdp_c</text:p>
          </table:table-cell>
          <table:table-cell office:value-type="float" office:value="440.176702" calcext:value-type="float">
            <text:p>440,176702</text:p>
          </table:table-cell>
          <table:table-cell table:number-columns-repeated="2" office:value-type="float" office:value="1.816" calcext:value-type="float">
            <text:p>1,816</text:p>
          </table:table-cell>
          <table:table-cell office:value-type="float" office:value="799.360890832" calcext:value-type="float">
            <text:p>799,360890832</text:p>
          </table:table-cell>
          <table:table-cell table:number-columns-repeated="2" office:value-type="float" office:value="18443.36" calcext:value-type="float">
            <text:p>18443,36</text:p>
          </table:table-cell>
          <table:table-cell office:value-type="float" office:value="8118337.37859872" calcext:value-type="float">
            <text:p>8118337,37859872</text:p>
          </table:table-cell>
          <table:table-cell table:number-columns-repeated="2" office:value-type="float" office:value="18453.14" calcext:value-type="float">
            <text:p>18453,14</text:p>
          </table:table-cell>
          <table:table-cell office:value-type="float" office:value="8122642.30674428" calcext:value-type="float">
            <text:p>8122642,3067442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8113336.971264" calcext:value-type="float">
            <text:p>8113336,971264</text:p>
          </table:table-cell>
          <table:table-cell table:number-columns-repeated="2" office:value-type="float" office:value="16411.28" calcext:value-type="float">
            <text:p>16411,28</text:p>
          </table:table-cell>
          <table:table-cell office:value-type="float" office:value="7223863.10599856" calcext:value-type="float">
            <text:p>7223863,10599856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618008.089608" calcext:value-type="float">
            <text:p>618008,089608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2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M_pi_c</text:p>
          </table:table-cell>
          <table:table-cell office:value-type="float" office:value="95.979301" calcext:value-type="float">
            <text:p>95,979301</text:p>
          </table:table-cell>
          <table:table-cell table:number-columns-repeated="2" office:value-type="float" office:value="2.093848" calcext:value-type="float">
            <text:p>2,093848</text:p>
          </table:table-cell>
          <table:table-cell office:value-type="float" office:value="200.966067440248" calcext:value-type="float">
            <text:p>200,966067440248</text:p>
          </table:table-cell>
          <table:table-cell table:number-columns-repeated="2" office:value-type="float" office:value="21265.19408" calcext:value-type="float">
            <text:p>21265,19408</text:p>
          </table:table-cell>
          <table:table-cell office:value-type="float" office:value="2041018.46342774" calcext:value-type="float">
            <text:p>2041018,46342774</text:p>
          </table:table-cell>
          <table:table-cell table:number-columns-repeated="2" office:value-type="float" office:value="21276.47042" calcext:value-type="float">
            <text:p>21276,47042</text:p>
          </table:table-cell>
          <table:table-cell office:value-type="float" office:value="2042100.75865878" calcext:value-type="float">
            <text:p>2042100,75865878</text:p>
          </table:table-cell>
          <table:table-cell table:number-columns-repeated="2" office:value-type="float" office:value="21252.096" calcext:value-type="float">
            <text:p>21252,096</text:p>
          </table:table-cell>
          <table:table-cell office:value-type="float" office:value="2039761.3188649" calcext:value-type="float">
            <text:p>2039761,3188649</text:p>
          </table:table-cell>
          <table:table-cell table:number-columns-repeated="2" office:value-type="float" office:value="18922.20584" calcext:value-type="float">
            <text:p>18922,20584</text:p>
          </table:table-cell>
          <table:table-cell office:value-type="float" office:value="1816140.08990132" calcext:value-type="float">
            <text:p>1816140,08990132</text:p>
          </table:table-cell>
          <table:table-cell table:number-columns-repeated="2" office:value-type="float" office:value="1618.812" calcext:value-type="float">
            <text:p>1618,812</text:p>
          </table:table-cell>
          <table:table-cell office:value-type="float" office:value="155372.444210412" calcext:value-type="float">
            <text:p>155372,444210412</text:p>
          </table:table-cell>
          <table:table-cell table:number-columns-repeated="2" office:value-type="float" office:value="1533.49" calcext:value-type="float">
            <text:p>1533,49</text:p>
          </table:table-cell>
          <table:table-cell table:number-columns-repeated="2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M_ppi_c</text:p>
          </table:table-cell>
          <table:table-cell office:value-type="float" office:value="174.951262" calcext:value-type="float">
            <text:p>174,951262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58.855745896" calcext:value-type="float">
            <text:p>158,855745896</text:p>
          </table:table-cell>
          <table:table-cell table:number-columns-repeated="2" office:value-type="float" office:value="9221.68" calcext:value-type="float">
            <text:p>9221,68</text:p>
          </table:table-cell>
          <table:table-cell office:value-type="float" office:value="1613344.55376016" calcext:value-type="float">
            <text:p>1613344,55376016</text:p>
          </table:table-cell>
          <table:table-cell table:number-columns-repeated="2" office:value-type="float" office:value="9226.57" calcext:value-type="float">
            <text:p>9226,57</text:p>
          </table:table-cell>
          <table:table-cell office:value-type="float" office:value="1614200.06543134" calcext:value-type="float">
            <text:p>1614200,06543134</text:p>
          </table:table-cell>
          <table:table-cell table:number-columns-repeated="2" office:value-type="float" office:value="9216" calcext:value-type="float">
            <text:p>9216</text:p>
          </table:table-cell>
          <table:table-cell office:value-type="float" office:value="1612350.830592" calcext:value-type="float">
            <text:p>1612350,830592</text:p>
          </table:table-cell>
          <table:table-cell table:number-columns-repeated="2" office:value-type="float" office:value="8205.64" calcext:value-type="float">
            <text:p>8205,64</text:p>
          </table:table-cell>
          <table:table-cell office:value-type="float" office:value="1435587.07351768" calcext:value-type="float">
            <text:p>1435587,07351768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122815.785924" calcext:value-type="float">
            <text:p>122815,785924</text:p>
          </table:table-cell>
          <table:table-cell table:number-columns-repeated="2" office:value-type="float" office:value="665" calcext:value-type="float">
            <text:p>665</text:p>
          </table:table-cell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M_h_c</text:p>
          </table:table-cell>
          <table:table-cell office:value-type="float" office:value="1.00794" calcext:value-type="float">
            <text:p>1,00794</text:p>
          </table:table-cell>
          <table:table-cell table:number-columns-repeated="2" office:value-type="float" office:value="3.001848" calcext:value-type="float">
            <text:p>3,001848</text:p>
          </table:table-cell>
          <table:table-cell office:value-type="float" office:value="3.02568267312" calcext:value-type="float">
            <text:p>3,02568267312</text:p>
          </table:table-cell>
          <table:table-cell table:number-columns-repeated="2" office:value-type="float" office:value="30486.87408" calcext:value-type="float">
            <text:p>30486,87408</text:p>
          </table:table-cell>
          <table:table-cell office:value-type="float" office:value="30728.9398601952" calcext:value-type="float">
            <text:p>30728,9398601952</text:p>
          </table:table-cell>
          <table:table-cell table:number-columns-repeated="2" office:value-type="float" office:value="30503.04042" calcext:value-type="float">
            <text:p>30503,04042</text:p>
          </table:table-cell>
          <table:table-cell office:value-type="float" office:value="30745.2345609348" calcext:value-type="float">
            <text:p>30745,2345609348</text:p>
          </table:table-cell>
          <table:table-cell table:number-columns-repeated="2" office:value-type="float" office:value="30468.096" calcext:value-type="float">
            <text:p>30468,096</text:p>
          </table:table-cell>
          <table:table-cell office:value-type="float" office:value="30710.01268224" calcext:value-type="float">
            <text:p>30710,01268224</text:p>
          </table:table-cell>
          <table:table-cell table:number-columns-repeated="2" office:value-type="float" office:value="27127.84584" calcext:value-type="float">
            <text:p>27127,84584</text:p>
          </table:table-cell>
          <table:table-cell office:value-type="float" office:value="27343.2409359696" calcext:value-type="float">
            <text:p>27343,2409359696</text:p>
          </table:table-cell>
          <table:table-cell table:number-columns-repeated="2" office:value-type="float" office:value="2320.812" calcext:value-type="float">
            <text:p>2320,812</text:p>
          </table:table-cell>
          <table:table-cell office:value-type="float" office:value="2339.23924728" calcext:value-type="float">
            <text:p>2339,23924728</text:p>
          </table:table-cell>
          <table:table-cell table:number-columns-repeated="2" office:value-type="float" office:value="2198.49" calcext:value-type="float">
            <text:p>2198,49</text:p>
          </table:table-cell>
          <table:table-cell table:number-columns-repeated="2" office:value-type="float" office:value="1326" calcext:value-type="float">
            <text:p>1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3-02-14T17:29:59.236995247</dc:date>
    <meta:editing-duration>PT5H32M23S</meta:editing-duration>
    <meta:editing-cycles>2</meta:editing-cycles>
    <meta:generator>LibreOffice/6.3.5.2$Linux_X86_64 LibreOffice_project/30$Build-2</meta:generator>
    <meta:document-statistic meta:table-count="1" meta:cell-count="720" meta:object-count="0"/>
  </office:meta>
</office:document-meta>
</file>